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187" svg:stroke-width="0cm" svg:stroke-color="#0182c5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8188" svg:stroke-width="0cm" svg:stroke-color="#0182c5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189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8190" svg:stroke-width="0cm" svg:stroke-color="#0182c5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8191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8192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8193" svg:stroke-width="0cm" svg:stroke-color="#0182c5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51cm" fo:min-width="0.324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8194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8195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8196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8197" svg:stroke-width="0cm" svg:stroke-color="#0182c5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51cm" fo:min-width="0.324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8198" svg:stroke-width="0cm" svg:stroke-color="#0182c5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8199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8200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8201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8202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8203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8204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8205" svg:stroke-width="0cm" svg:stroke-color="#0182c5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8206" svg:stroke-width="0.019cm" svg:stroke-color="#0182c5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-33% 58%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8cm" svg:x="10.304cm" svg:y="15.324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223cm" svg:height="0.38cm" svg:x="12.182cm" svg:y="15.283cm">
            <draw:text-box>
              <text:p text:style-name="P1"><text:span text:style-name="T1">B</text:span></text:p>
            </draw:text-box>
          </draw:frame>
          <draw:line draw:style-name="gr3" draw:text-style-name="P3" draw:layer="layout" svg:x1="10.585cm" svg:y1="15.348cm" svg:x2="12.085cm" svg:y2="15.348cm">
            <text:p/>
          </draw:line>
          <draw:frame draw:style-name="gr4" draw:text-style-name="P2" draw:layer="layout" svg:width="0.228cm" svg:height="0.38cm" svg:x="10.249cm" svg:y="14.101cm">
            <draw:text-box>
              <text:p text:style-name="P1"><text:span text:style-name="T1">C</text:span></text:p>
            </draw:text-box>
          </draw:frame>
          <draw:line draw:style-name="gr5" draw:text-style-name="P3" draw:layer="layout" svg:x1="12.085cm" svg:y1="15.353cm" svg:x2="10.585cm" svg:y2="14.355cm">
            <text:p/>
          </draw:line>
          <draw:line draw:style-name="gr6" draw:text-style-name="P3" draw:layer="layout" svg:x1="12.023cm" svg:y1="16.306cm" svg:x2="9.747cm" svg:y2="14.786cm">
            <text:p/>
          </draw:line>
          <draw:frame draw:style-name="gr7" draw:text-style-name="P4" draw:layer="layout" svg:width="0.324cm" svg:height="0.451cm" svg:x="12.048cm" svg:y="15.892cm">
            <draw:text-box>
              <text:p text:style-name="P1"><text:span text:style-name="T2">d</text:span><text:span text:style-name="T3">1</text:span></text:p>
            </draw:text-box>
          </draw:frame>
          <draw:line draw:style-name="gr8" draw:text-style-name="P3" draw:layer="layout" svg:x1="10.585cm" svg:y1="15.353cm" svg:x2="10.585cm" svg:y2="14.355cm">
            <text:p/>
          </draw:line>
          <draw:polyline draw:style-name="gr9" draw:text-style-name="P3" draw:layer="layout" svg:width="0.149cm" svg:height="0.149cm" svg:x="11.337cm" svg:y="15.197cm" svg:viewBox="0 0 150 150" draw:points="0,0 150,0 150,150">
            <text:p/>
          </draw:polyline>
          <draw:line draw:style-name="gr10" draw:text-style-name="P3" draw:layer="layout" svg:x1="11.337cm" svg:y1="14.094cm" svg:x2="11.337cm" svg:y2="16.314cm">
            <text:p/>
          </draw:line>
          <draw:frame draw:style-name="gr11" draw:text-style-name="P4" draw:layer="layout" svg:width="0.324cm" svg:height="0.451cm" svg:x="10.882cm" svg:y="13.932cm">
            <draw:text-box>
              <text:p text:style-name="P1"><text:span text:style-name="T2">d</text:span><text:span text:style-name="T3">2</text:span></text:p>
            </draw:text-box>
          </draw:frame>
          <draw:frame draw:style-name="gr12" draw:text-style-name="P2" draw:layer="layout" svg:width="0.249cm" svg:height="0.38cm" svg:x="11.376cm" svg:y="14.528cm">
            <draw:text-box>
              <text:p text:style-name="P1"><text:span text:style-name="T1">D</text:span></text:p>
            </draw:text-box>
          </draw:frame>
          <draw:line draw:style-name="gr13" draw:text-style-name="P3" draw:layer="layout" svg:x1="10.585cm" svg:y1="15.348cm" svg:x2="11.335cm" svg:y2="15.348cm">
            <text:p/>
          </draw:line>
          <draw:line draw:style-name="gr14" draw:text-style-name="P3" draw:layer="layout" svg:x1="10.953cm" svg:y1="15.39cm" svg:x2="10.903cm" svg:y2="15.304cm">
            <text:p/>
          </draw:line>
          <draw:line draw:style-name="gr15" draw:text-style-name="P3" draw:layer="layout" svg:x1="10.986cm" svg:y1="15.39cm" svg:x2="10.936cm" svg:y2="15.304cm">
            <text:p/>
          </draw:line>
          <draw:line draw:style-name="gr16" draw:text-style-name="P3" draw:layer="layout" svg:x1="11.337cm" svg:y1="15.348cm" svg:x2="12.087cm" svg:y2="15.348cm">
            <text:p/>
          </draw:line>
          <draw:line draw:style-name="gr17" draw:text-style-name="P3" draw:layer="layout" svg:x1="11.702cm" svg:y1="15.39cm" svg:x2="11.652cm" svg:y2="15.304cm">
            <text:p/>
          </draw:line>
          <draw:line draw:style-name="gr18" draw:text-style-name="P3" draw:layer="layout" svg:x1="11.738cm" svg:y1="15.39cm" svg:x2="11.688cm" svg:y2="15.304cm">
            <text:p/>
          </draw:line>
          <draw:frame draw:name="DescriptionOOoTep" draw:style-name="gr19" draw:text-style-name="P5" draw:layer="layout" svg:width="0.008cm" svg:height="0.006cm" svg:x="10.535cm" svg:y="15.267cm">
            <draw:text-box>
              <text:p/>
            </draw:text-box>
            <svg:desc>@options;

@figure;
  A = point( -5 , 0 );
  B = point( -2 , 0 );
  sAB = segment( A , B );
  perpAsAB = perpendiculaire( A , sAB )  { i };
  C = pointsur( perpAsAB , 2 );
  sBC = segment( B , C );
  d1 = parallele( A , sBC );
  sAC = segment( A , C );
  d2 = mediatrice( sAB );
  D = intersection( d2 , d1 );
  I = intersection( d2 , sAB )  { i };
  sAI = segment( A , I )  { // };
  sIB = segment( I , B )  { // };

</svg:desc>
          </draw:frame>
          <draw:polyline draw:style-name="gr20" draw:text-style-name="P3" draw:layer="layout" svg:width="0.149cm" svg:height="0.149cm" svg:x="10.592cm" svg:y="15.197cm" svg:viewBox="0 0 150 150" draw:points="0,0 150,0 150,15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187" draw:display-name="Dashed (var) 8187" draw:style="rect" draw:dots1="1" draw:dots1-length="0.002cm" draw:dots2="1" draw:dots2-length="0.002cm" draw:distance="0.002cm"/>
    <draw:stroke-dash draw:name="Dashed_20__28_var_29__20_8188" draw:display-name="Dashed (var) 8188" draw:style="rect" draw:dots1="1" draw:dots1-length="0.002cm" draw:dots2="1" draw:dots2-length="0.002cm" draw:distance="0.002cm"/>
    <draw:stroke-dash draw:name="Dashed_20__28_var_29__20_8189" draw:display-name="Dashed (var) 8189" draw:style="rect" draw:dots1="1" draw:dots1-length="0.002cm" draw:dots2="1" draw:dots2-length="0.002cm" draw:distance="0.002cm"/>
    <draw:stroke-dash draw:name="Dashed_20__28_var_29__20_8190" draw:display-name="Dashed (var) 8190" draw:style="rect" draw:dots1="1" draw:dots1-length="0.002cm" draw:dots2="1" draw:dots2-length="0.002cm" draw:distance="0.002cm"/>
    <draw:stroke-dash draw:name="Dashed_20__28_var_29__20_8191" draw:display-name="Dashed (var) 8191" draw:style="rect" draw:dots1="1" draw:dots1-length="0.002cm" draw:dots2="1" draw:dots2-length="0.002cm" draw:distance="0.002cm"/>
    <draw:stroke-dash draw:name="Dashed_20__28_var_29__20_8192" draw:display-name="Dashed (var) 8192" draw:style="rect" draw:dots1="1" draw:dots1-length="0.002cm" draw:dots2="1" draw:dots2-length="0.002cm" draw:distance="0.002cm"/>
    <draw:stroke-dash draw:name="Dashed_20__28_var_29__20_8193" draw:display-name="Dashed (var) 8193" draw:style="rect" draw:dots1="1" draw:dots1-length="0.002cm" draw:dots2="1" draw:dots2-length="0.002cm" draw:distance="0.002cm"/>
    <draw:stroke-dash draw:name="Dashed_20__28_var_29__20_8194" draw:display-name="Dashed (var) 8194" draw:style="rect" draw:dots1="1" draw:dots1-length="0.002cm" draw:dots2="1" draw:dots2-length="0.002cm" draw:distance="0.002cm"/>
    <draw:stroke-dash draw:name="Dashed_20__28_var_29__20_8195" draw:display-name="Dashed (var) 8195" draw:style="rect" draw:dots1="1" draw:dots1-length="0.002cm" draw:dots2="1" draw:dots2-length="0.002cm" draw:distance="0.002cm"/>
    <draw:stroke-dash draw:name="Dashed_20__28_var_29__20_8196" draw:display-name="Dashed (var) 8196" draw:style="rect" draw:dots1="1" draw:dots1-length="0.002cm" draw:dots2="1" draw:dots2-length="0.002cm" draw:distance="0.002cm"/>
    <draw:stroke-dash draw:name="Dashed_20__28_var_29__20_8197" draw:display-name="Dashed (var) 8197" draw:style="rect" draw:dots1="1" draw:dots1-length="0.002cm" draw:dots2="1" draw:dots2-length="0.002cm" draw:distance="0.002cm"/>
    <draw:stroke-dash draw:name="Dashed_20__28_var_29__20_8198" draw:display-name="Dashed (var) 8198" draw:style="rect" draw:dots1="1" draw:dots1-length="0.002cm" draw:dots2="1" draw:dots2-length="0.002cm" draw:distance="0.002cm"/>
    <draw:stroke-dash draw:name="Dashed_20__28_var_29__20_8199" draw:display-name="Dashed (var) 8199" draw:style="rect" draw:dots1="1" draw:dots1-length="0.002cm" draw:dots2="1" draw:dots2-length="0.002cm" draw:distance="0.002cm"/>
    <draw:stroke-dash draw:name="Dashed_20__28_var_29__20_8200" draw:display-name="Dashed (var) 8200" draw:style="rect" draw:dots1="1" draw:dots1-length="0.002cm" draw:dots2="1" draw:dots2-length="0.002cm" draw:distance="0.002cm"/>
    <draw:stroke-dash draw:name="Dashed_20__28_var_29__20_8201" draw:display-name="Dashed (var) 8201" draw:style="rect" draw:dots1="1" draw:dots1-length="0.002cm" draw:dots2="1" draw:dots2-length="0.002cm" draw:distance="0.002cm"/>
    <draw:stroke-dash draw:name="Dashed_20__28_var_29__20_8202" draw:display-name="Dashed (var) 8202" draw:style="rect" draw:dots1="1" draw:dots1-length="0.002cm" draw:dots2="1" draw:dots2-length="0.002cm" draw:distance="0.002cm"/>
    <draw:stroke-dash draw:name="Dashed_20__28_var_29__20_8203" draw:display-name="Dashed (var) 8203" draw:style="rect" draw:dots1="1" draw:dots1-length="0.002cm" draw:dots2="1" draw:dots2-length="0.002cm" draw:distance="0.002cm"/>
    <draw:stroke-dash draw:name="Dashed_20__28_var_29__20_8204" draw:display-name="Dashed (var) 8204" draw:style="rect" draw:dots1="1" draw:dots1-length="0.002cm" draw:dots2="1" draw:dots2-length="0.002cm" draw:distance="0.002cm"/>
    <draw:stroke-dash draw:name="Dashed_20__28_var_29__20_8205" draw:display-name="Dashed (var) 8205" draw:style="rect" draw:dots1="1" draw:dots1-length="0.002cm" draw:dots2="1" draw:dots2-length="0.002cm" draw:distance="0.002cm"/>
    <draw:stroke-dash draw:name="Dashed_20__28_var_29__20_8206" draw:display-name="Dashed (var) 8206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1:16.803557384</meta:creation-date>
    <dc:date>2018-02-26T13:41:36.930993709</dc:date>
    <meta:editing-duration>PT20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